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AccessProviderBean.getContai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AccessProviderBean.DataAccessProviderBean( IDataAccessProvider 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ataAccessProviderBean.get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AccessProviderBean.get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ataAccessProviderBean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